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font-name="Liberation Serif" fo:font-size="12pt" fo:letter-spacing="normal" fo:font-style="normal" fo:font-weight="normal" officeooo:rsid="000d2ccf" officeooo:paragraph-rsid="000d2ccf" style:font-size-asian="12pt" style:font-size-complex="12pt"/>
    </style:style>
    <style:style style:name="P2" style:family="paragraph" style:parent-style-name="Standard">
      <style:text-properties officeooo:rsid="000d2ccf" officeooo:paragraph-rsid="000d2ccf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d2ccf" officeooo:paragraph-rsid="000d2ccf" style:font-size-asian="12pt" style:font-size-complex="12pt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d2d4c" officeooo:paragraph-rsid="000d2d4c" style:font-size-asian="12pt" style:font-size-complex="12pt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d2ccf" officeooo:paragraph-rsid="000d2ccf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01811" officeooo:paragraph-rsid="00101811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050b2" officeooo:paragraph-rsid="001050b2" style:font-size-asian="12pt" style:font-size-complex="12pt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0ae0e" officeooo:paragraph-rsid="0010ae0e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MediaRecorder js : <text:a xlink:type="simple" xlink:href="https://developer.mozilla.org/en-US/docs/Web/API/MediaRecorder" text:style-name="Internet_20_link" text:visited-style-name="Visited_20_Internet_20_Link">https://developer.mozilla.org/en-US/docs/Web/API/MediaRecorder</text:a></text:p>
      <text:p text:style-name="P2"/>
      <text:p text:style-name="P2">Tensorflow Hub (YAMNet) : <text:a xlink:type="simple" xlink:href="https://tfhub.dev/google/yamnet/1" text:style-name="Internet_20_link" text:visited-style-name="Visited_20_Internet_20_Link">https://tfhub.dev/google/yamnet/1</text:a></text:p>
      <text:p text:style-name="P2"/>
      <text:h text:style-name="P1" text:outline-level="1">Comparison of Pre-Trained CNNs for Audio Classification Using Transfer Learning : <text:a xlink:type="simple" xlink:href="https://www.mdpi.com/2224-2708/10/4/72" text:style-name="Internet_20_link" text:visited-style-name="Visited_20_Internet_20_Link">https://www.mdpi.com/2224-2708/10/4/72</text:a></text:h>
      <text:p text:style-name="P3"/>
      <text:p text:style-name="P3">Keras tutorial for transfer learning with YAMNet : <text:a xlink:type="simple" xlink:href="https://keras.io/examples/audio/uk_ireland_accent_recognition/" text:style-name="Internet_20_link" text:visited-style-name="Visited_20_Internet_20_Link">https://keras.io/examples/audio/uk_ireland_accent_recognition/</text:a></text:p>
      <text:p text:style-name="P3"/>
      <text:p text:style-name="P4">Tensorflow tutorial for transfer learning with YAMNet : <text:a xlink:type="simple" xlink:href="https://www.tensorflow.org/tutorials/audio/transfer_learning_audio" text:style-name="Internet_20_link" text:visited-style-name="Visited_20_Internet_20_Link">https://www.tensorflow.org/tutorials/audio/transfer_learning_audio</text:a></text:p>
      <text:p text:style-name="P3"/>
      <text:p text:style-name="P3">Recording and audio and save it on the server side : <text:a xlink:type="simple" xlink:href="https://github.com/duketemon/web-speech-recorder" text:style-name="Internet_20_link" text:visited-style-name="Visited_20_Internet_20_Link">https://github.com/duketemon/web-speech-recorder</text:a></text:p>
      <text:p text:style-name="P3"/>
      <text:p text:style-name="P6">Documentation difflib : <text:a xlink:type="simple" xlink:href="https://docs.python.org/3/library/difflib.html" text:style-name="Internet_20_link" text:visited-style-name="Visited_20_Internet_20_Link">https://docs.python.org/3/library/difflib.html</text:a></text:p>
      <text:p text:style-name="P7">Documentation Tailwind : <text:a xlink:type="simple" xlink:href="https://tailwindcss.com/" text:style-name="Internet_20_link" text:visited-style-name="Visited_20_Internet_20_Link">https://tailwindcss.com/</text:a></text:p>
      <text:p text:style-name="P7">Documentation sci-kit learn : <text:a xlink:type="simple" xlink:href="https://scikit-learn.org/stable/" text:style-name="Internet_20_link" text:visited-style-name="Visited_20_Internet_20_Link">https://scikit-learn.org/stable/</text:a></text:p>
      <text:p text:style-name="P8">Documentation SpeechRecognition lib : <text:a xlink:type="simple" xlink:href="https://pypi.org/project/SpeechRecognition/" text:style-name="Internet_20_link" text:visited-style-name="Visited_20_Internet_20_Link">https://pypi.org/project/SpeechRecognition/</text:a></text:p>
      <text:p text:style-name="P8"/>
      <text:p text:style-name="P8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0T11:59:39.774410461</meta:creation-date>
    <dc:date>2023-02-07T13:42:09.195252584</dc:date>
    <meta:editing-duration>PT2H37M2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70" meta:character-count="872" meta:non-whitespace-character-count="812"/>
  </office:meta>
</office:document-meta>
</file>